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861in" fo:margin-left="-0.0681in" fo:margin-top="0in" fo:margin-bottom="0in" table:align="left"/>
    </style:style>
    <style:style style:name="Table1.A" style:family="table-column">
      <style:table-column-properties style:column-width="2.184in"/>
    </style:style>
    <style:style style:name="Table1.B" style:family="table-column">
      <style:table-column-properties style:column-width="8.00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fefef" fo:padding="0.0389in" fo:border="1pt solid #9a9a9a">
        <style:background-image/>
      </style:table-cell-properties>
    </style:style>
    <style:style style:name="Table1.A2" style:family="table-cell">
      <style:table-cell-properties style:vertical-align="middle" fo:padding="0.0389in" fo:border="1pt solid #9a9a9a"/>
    </style:style>
    <style:style style:name="Table1.B2" style:family="table-cell">
      <style:table-cell-properties style:vertical-align="middle" fo:padding="0.0389in" fo:border="1pt solid #9a9a9a"/>
    </style:style>
    <style:style style:name="Table1.A3" style:family="table-cell">
      <style:table-cell-properties style:vertical-align="middle" fo:padding="0.0389in" fo:border="1pt solid #9a9a9a"/>
    </style:style>
    <style:style style:name="Table1.B3" style:family="table-cell">
      <style:table-cell-properties style:vertical-align="middle" fo:padding="0.0389in" fo:border="1pt solid #9a9a9a"/>
    </style:style>
    <style:style style:name="Table1.A4" style:family="table-cell">
      <style:table-cell-properties style:vertical-align="middle" fo:padding="0.0389in" fo:border="1pt solid #9a9a9a"/>
    </style:style>
    <style:style style:name="Table1.B4" style:family="table-cell">
      <style:table-cell-properties style:vertical-align="middle" fo:padding="0.0389in" fo:border="1pt solid #9a9a9a"/>
    </style:style>
    <style:style style:name="Table1.A5" style:family="table-cell">
      <style:table-cell-properties style:vertical-align="middle" fo:padding="0.0389in" fo:border="1pt solid #9a9a9a"/>
    </style:style>
    <style:style style:name="Table1.B5" style:family="table-cell">
      <style:table-cell-properties style:vertical-align="middle" fo:padding="0.0389in" fo:border="1pt solid #9a9a9a"/>
    </style:style>
    <style:style style:name="Table1.A6" style:family="table-cell">
      <style:table-cell-properties style:vertical-align="middle" fo:padding="0.0389in" fo:border="1pt solid #9a9a9a"/>
    </style:style>
    <style:style style:name="Table1.B6" style:family="table-cell">
      <style:table-cell-properties style:vertical-align="middle" fo:padding="0.0389in" fo:border="1pt solid #9a9a9a"/>
    </style:style>
    <style:style style:name="Table1.A7" style:family="table-cell">
      <style:table-cell-properties style:vertical-align="middle" fo:padding="0.0389in" fo:border="1pt solid #9a9a9a"/>
    </style:style>
    <style:style style:name="Table1.B7" style:family="table-cell">
      <style:table-cell-properties style:vertical-align="middle" fo:padding="0.0389in" fo:border="1pt solid #9a9a9a"/>
    </style:style>
    <style:style style:name="Table1.A8" style:family="table-cell">
      <style:table-cell-properties style:vertical-align="middle" fo:padding="0.0389in" fo:border="1pt solid #9a9a9a"/>
    </style:style>
    <style:style style:name="Table1.B8" style:family="table-cell">
      <style:table-cell-properties style:vertical-align="middle" fo:padding="0.0389in" fo:border="1pt solid #9a9a9a"/>
    </style:style>
    <style:style style:name="Table1.A9" style:family="table-cell">
      <style:table-cell-properties style:vertical-align="middle" fo:padding="0.0389in" fo:border="1pt solid #9a9a9a"/>
    </style:style>
    <style:style style:name="Table1.B9" style:family="table-cell">
      <style:table-cell-properties style:vertical-align="middle" fo:padding="0.0389in" fo:border="1pt solid #9a9a9a"/>
    </style:style>
    <style:style style:name="Table1.A10" style:family="table-cell">
      <style:table-cell-properties style:vertical-align="middle" fo:padding="0.0389in" fo:border="1pt solid #9a9a9a"/>
    </style:style>
    <style:style style:name="Table1.B10" style:family="table-cell">
      <style:table-cell-properties style:vertical-align="middle" fo:padding="0.0389in" fo:border="1pt solid #9a9a9a"/>
    </style:style>
    <style:style style:name="Table2" style:family="table">
      <style:table-properties style:width="10.1931in" fo:margin-left="-0.075in" fo:margin-top="0in" fo:margin-bottom="0in" table:align="left"/>
    </style:style>
    <style:style style:name="Table2.A" style:family="table-column">
      <style:table-column-properties style:column-width="2.184in"/>
    </style:style>
    <style:style style:name="Table2.B" style:family="table-column">
      <style:table-column-properties style:column-width="8.00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fefef" fo:padding="0.0389in" fo:border="1pt solid #9a9a9a">
        <style:background-image/>
      </style:table-cell-properties>
    </style:style>
    <style:style style:name="Table2.A2" style:family="table-cell">
      <style:table-cell-properties style:vertical-align="middle" fo:padding="0.0389in" fo:border="1pt solid #9a9a9a"/>
    </style:style>
    <style:style style:name="Table2.B2" style:family="table-cell">
      <style:table-cell-properties style:vertical-align="middle" fo:padding="0.0389in" fo:border="1pt solid #9a9a9a"/>
    </style:style>
    <style:style style:name="Table2.A3" style:family="table-cell">
      <style:table-cell-properties style:vertical-align="middle" fo:padding="0.0389in" fo:border="1pt solid #9a9a9a"/>
    </style:style>
    <style:style style:name="Table2.B3" style:family="table-cell">
      <style:table-cell-properties style:vertical-align="middle" fo:padding="0.0389in" fo:border="1pt solid #9a9a9a"/>
    </style:style>
    <style:style style:name="Table2.A4" style:family="table-cell">
      <style:table-cell-properties style:vertical-align="middle" fo:padding="0.0389in" fo:border="1pt solid #9a9a9a"/>
    </style:style>
    <style:style style:name="Table2.B4" style:family="table-cell">
      <style:table-cell-properties style:vertical-align="middle" fo:padding="0.0389in" fo:border="1pt solid #9a9a9a"/>
    </style:style>
    <style:style style:name="Table2.A5" style:family="table-cell">
      <style:table-cell-properties style:vertical-align="middle" fo:padding="0.0389in" fo:border="1pt solid #9a9a9a"/>
    </style:style>
    <style:style style:name="Table2.B5" style:family="table-cell">
      <style:table-cell-properties style:vertical-align="middle" fo:padding="0.0389in" fo:border="1pt solid #9a9a9a"/>
    </style:style>
    <style:style style:name="Table2.A6" style:family="table-cell">
      <style:table-cell-properties style:vertical-align="middle" fo:padding="0.0389in" fo:border="1pt solid #9a9a9a"/>
    </style:style>
    <style:style style:name="Table2.B6" style:family="table-cell">
      <style:table-cell-properties style:vertical-align="middle" fo:padding="0.0389in" fo:border="1pt solid #9a9a9a"/>
    </style:style>
    <style:style style:name="Table2.A7" style:family="table-cell">
      <style:table-cell-properties style:vertical-align="middle" fo:padding="0.0389in" fo:border="1pt solid #9a9a9a"/>
    </style:style>
    <style:style style:name="Table2.B7" style:family="table-cell">
      <style:table-cell-properties style:vertical-align="middle" fo:padding="0.0389in" fo:border="1pt solid #9a9a9a"/>
    </style:style>
    <style:style style:name="Table2.A8" style:family="table-cell">
      <style:table-cell-properties style:vertical-align="middle" fo:padding="0.0389in" fo:border="1pt solid #9a9a9a"/>
    </style:style>
    <style:style style:name="Table2.B8" style:family="table-cell">
      <style:table-cell-properties style:vertical-align="middle" fo:padding="0.0389in" fo:border="1pt solid #9a9a9a"/>
    </style:style>
    <style:style style:name="Table2.A9" style:family="table-cell">
      <style:table-cell-properties style:vertical-align="middle" fo:padding="0.0389in" fo:border="1pt solid #9a9a9a"/>
    </style:style>
    <style:style style:name="Table2.B9" style:family="table-cell">
      <style:table-cell-properties style:vertical-align="middle" fo:padding="0.0389in" fo:border="1pt solid #9a9a9a"/>
    </style:style>
    <style:style style:name="Table2.A10" style:family="table-cell">
      <style:table-cell-properties style:vertical-align="middle" fo:padding="0.0389in" fo:border="1pt solid #9a9a9a"/>
    </style:style>
    <style:style style:name="Table2.B10" style:family="table-cell">
      <style:table-cell-properties style:vertical-align="middle" fo:padding="0.0389in" fo:border="1pt solid #9a9a9a"/>
    </style:style>
    <style:style style:name="Table2.A11" style:family="table-cell">
      <style:table-cell-properties style:vertical-align="middle" fo:padding="0.0389in" fo:border="1pt solid #9a9a9a"/>
    </style:style>
    <style:style style:name="Table2.B11" style:family="table-cell">
      <style:table-cell-properties style:vertical-align="middle" fo:padding="0.0389in" fo:border="1pt solid #9a9a9a"/>
    </style:style>
    <style:style style:name="Table3" style:family="table">
      <style:table-properties style:width="10.2222in" fo:margin-left="-0.109in" fo:margin-top="0in" fo:margin-bottom="0in" table:align="left"/>
    </style:style>
    <style:style style:name="Table3.A" style:family="table-column">
      <style:table-column-properties style:column-width="2.2458in"/>
    </style:style>
    <style:style style:name="Table3.B" style:family="table-column">
      <style:table-column-properties style:column-width="7.9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fefef" fo:padding="0.0389in" fo:border="1pt solid #9a9a9a">
        <style:background-image/>
      </style:table-cell-properties>
    </style:style>
    <style:style style:name="Table3.A2" style:family="table-cell">
      <style:table-cell-properties style:vertical-align="middle" fo:padding="0.0389in" fo:border="1pt solid #9a9a9a"/>
    </style:style>
    <style:style style:name="Table3.B2" style:family="table-cell">
      <style:table-cell-properties style:vertical-align="middle" fo:padding="0.0389in" fo:border="1pt solid #9a9a9a"/>
    </style:style>
    <style:style style:name="Table3.A3" style:family="table-cell">
      <style:table-cell-properties style:vertical-align="middle" fo:padding="0.0389in" fo:border="1pt solid #9a9a9a"/>
    </style:style>
    <style:style style:name="Table3.B3" style:family="table-cell">
      <style:table-cell-properties style:vertical-align="middle" fo:padding="0.0389in" fo:border="1pt solid #9a9a9a"/>
    </style:style>
    <style:style style:name="Table3.A4" style:family="table-cell">
      <style:table-cell-properties style:vertical-align="middle" fo:padding="0.0389in" fo:border="1pt solid #9a9a9a"/>
    </style:style>
    <style:style style:name="Table3.B4" style:family="table-cell">
      <style:table-cell-properties style:vertical-align="middle" fo:padding="0.0389in" fo:border="1pt solid #9a9a9a"/>
    </style:style>
    <style:style style:name="Table3.A5" style:family="table-cell">
      <style:table-cell-properties style:vertical-align="middle" fo:padding="0.0389in" fo:border="1pt solid #9a9a9a"/>
    </style:style>
    <style:style style:name="Table3.B5" style:family="table-cell">
      <style:table-cell-properties style:vertical-align="middle" fo:padding="0.0389in" fo:border="1pt solid #9a9a9a"/>
    </style:style>
    <style:style style:name="Table3.A6" style:family="table-cell">
      <style:table-cell-properties style:vertical-align="middle" fo:padding="0.0389in" fo:border="1pt solid #9a9a9a"/>
    </style:style>
    <style:style style:name="Table3.B6" style:family="table-cell">
      <style:table-cell-properties style:vertical-align="middle" fo:padding="0.0389in" fo:border="1pt solid #9a9a9a"/>
    </style:style>
    <style:style style:name="Table3.A7" style:family="table-cell">
      <style:table-cell-properties style:vertical-align="middle" fo:padding="0.0389in" fo:border="1pt solid #9a9a9a"/>
    </style:style>
    <style:style style:name="Table3.B7" style:family="table-cell">
      <style:table-cell-properties style:vertical-align="middle" fo:padding="0.0389in" fo:border="1pt solid #9a9a9a"/>
    </style:style>
    <style:style style:name="Table3.A8" style:family="table-cell">
      <style:table-cell-properties style:vertical-align="middle" fo:padding="0.0389in" fo:border="1pt solid #9a9a9a"/>
    </style:style>
    <style:style style:name="Table3.B8" style:family="table-cell">
      <style:table-cell-properties style:vertical-align="middle" fo:padding="0.0389in" fo:border="1pt solid #9a9a9a"/>
    </style:style>
    <style:style style:name="Table3.A9" style:family="table-cell">
      <style:table-cell-properties style:vertical-align="middle" fo:padding="0.0389in" fo:border="1pt solid #9a9a9a"/>
    </style:style>
    <style:style style:name="Table3.B9" style:family="table-cell">
      <style:table-cell-properties style:vertical-align="middle" fo:padding="0.0389in" fo:border="1pt solid #9a9a9a"/>
    </style:style>
    <style:style style:name="Table3.A10" style:family="table-cell">
      <style:table-cell-properties style:vertical-align="middle" fo:padding="0.0389in" fo:border="1pt solid #9a9a9a"/>
    </style:style>
    <style:style style:name="Table3.B10" style:family="table-cell">
      <style:table-cell-properties style:vertical-align="middle" fo:padding="0.0389in" fo:border="1pt solid #9a9a9a"/>
    </style:style>
    <style:style style:name="Table3.A11" style:family="table-cell">
      <style:table-cell-properties style:vertical-align="middle" fo:padding="0.0389in" fo:border="1pt solid #9a9a9a"/>
    </style:style>
    <style:style style:name="Table3.B11" style:family="table-cell">
      <style:table-cell-properties style:vertical-align="middle" fo:padding="0.0389in" fo:border="1pt solid #9a9a9a"/>
    </style:style>
    <style:style style:name="Table3.A12" style:family="table-cell">
      <style:table-cell-properties style:vertical-align="middle" fo:padding="0.0389in" fo:border="1pt solid #9a9a9a"/>
    </style:style>
    <style:style style:name="Table3.B12" style:family="table-cell">
      <style:table-cell-properties style:vertical-align="middle" fo:padding="0.0389in" fo:border="1pt solid #9a9a9a"/>
    </style:style>
    <style:style style:name="Table3.A13" style:family="table-cell">
      <style:table-cell-properties style:vertical-align="middle" fo:padding="0.0389in" fo:border="1pt solid #9a9a9a"/>
    </style:style>
    <style:style style:name="Table3.B13" style:family="table-cell">
      <style:table-cell-properties style:vertical-align="middle" fo:padding="0.0389in" fo:border="1pt solid #9a9a9a"/>
    </style:style>
    <style:style style:name="Table3.A14" style:family="table-cell">
      <style:table-cell-properties style:vertical-align="middle" fo:padding="0.0389in" fo:border="1pt solid #9a9a9a"/>
    </style:style>
    <style:style style:name="Table3.B14" style:family="table-cell">
      <style:table-cell-properties style:vertical-align="middle" fo:padding="0.0389in" fo:border="1pt solid #9a9a9a"/>
    </style:style>
    <style:style style:name="Table3.A15" style:family="table-cell">
      <style:table-cell-properties style:vertical-align="middle" fo:padding="0.0389in" fo:border="1pt solid #9a9a9a"/>
    </style:style>
    <style:style style:name="Table3.B15" style:family="table-cell">
      <style:table-cell-properties style:vertical-align="middle" fo:padding="0.0389in" fo:border="1pt solid #9a9a9a"/>
    </style:style>
    <style:style style:name="Table3.A16" style:family="table-cell">
      <style:table-cell-properties style:vertical-align="middle" fo:padding="0.0389in" fo:border="1pt solid #9a9a9a"/>
    </style:style>
    <style:style style:name="Table3.B16" style:family="table-cell">
      <style:table-cell-properties style:vertical-align="middle" fo:padding="0.0389in" fo:border="1pt solid #9a9a9a"/>
    </style:style>
    <style:style style:name="Table4" style:family="table">
      <style:table-properties style:width="10.1931in" fo:margin-left="-0.075in" fo:margin-top="0in" fo:margin-bottom="0in" table:align="left"/>
    </style:style>
    <style:style style:name="Table4.A" style:family="table-column">
      <style:table-column-properties style:column-width="2.184in"/>
    </style:style>
    <style:style style:name="Table4.B" style:family="table-column">
      <style:table-column-properties style:column-width="8.00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fefef" fo:padding="0.0389in" fo:border="1pt solid #9a9a9a">
        <style:background-image/>
      </style:table-cell-properties>
    </style:style>
    <style:style style:name="Table4.A2" style:family="table-cell">
      <style:table-cell-properties style:vertical-align="middle" fo:padding="0.0389in" fo:border="1pt solid #9a9a9a"/>
    </style:style>
    <style:style style:name="Table4.B2" style:family="table-cell">
      <style:table-cell-properties style:vertical-align="middle" fo:padding="0.0389in" fo:border="1pt solid #9a9a9a"/>
    </style:style>
    <style:style style:name="Table4.A3" style:family="table-cell">
      <style:table-cell-properties style:vertical-align="middle" fo:padding="0.0389in" fo:border="1pt solid #9a9a9a"/>
    </style:style>
    <style:style style:name="Table4.B3" style:family="table-cell">
      <style:table-cell-properties style:vertical-align="middle" fo:padding="0.0389in" fo:border="1pt solid #9a9a9a"/>
    </style:style>
    <style:style style:name="Table4.A4" style:family="table-cell">
      <style:table-cell-properties style:vertical-align="middle" fo:padding="0.0389in" fo:border="1pt solid #9a9a9a"/>
    </style:style>
    <style:style style:name="Table4.B4" style:family="table-cell">
      <style:table-cell-properties style:vertical-align="middle" fo:padding="0.0389in" fo:border="1pt solid #9a9a9a"/>
    </style:style>
    <style:style style:name="Table4.A5" style:family="table-cell">
      <style:table-cell-properties style:vertical-align="middle" fo:padding="0.0389in" fo:border="1pt solid #9a9a9a"/>
    </style:style>
    <style:style style:name="Table4.B5" style:family="table-cell">
      <style:table-cell-properties style:vertical-align="middle" fo:padding="0.0389in" fo:border="1pt solid #9a9a9a"/>
    </style:style>
    <style:style style:name="Table4.A6" style:family="table-cell">
      <style:table-cell-properties style:vertical-align="middle" fo:padding="0.0389in" fo:border="1pt solid #9a9a9a"/>
    </style:style>
    <style:style style:name="Table4.B6" style:family="table-cell">
      <style:table-cell-properties style:vertical-align="middle" fo:padding="0.0389in" fo:border="1pt solid #9a9a9a"/>
    </style:style>
    <style:style style:name="Table4.A7" style:family="table-cell">
      <style:table-cell-properties style:vertical-align="middle" fo:padding="0.0389in" fo:border="1pt solid #9a9a9a"/>
    </style:style>
    <style:style style:name="Table4.B7" style:family="table-cell">
      <style:table-cell-properties style:vertical-align="middle" fo:padding="0.0389in" fo:border="1pt solid #9a9a9a"/>
    </style:style>
    <style:style style:name="Table4.A8" style:family="table-cell">
      <style:table-cell-properties style:vertical-align="middle" fo:padding="0.0389in" fo:border="1pt solid #9a9a9a"/>
    </style:style>
    <style:style style:name="Table4.B8" style:family="table-cell">
      <style:table-cell-properties style:vertical-align="middle" fo:padding="0.0389in" fo:border="1pt solid #9a9a9a"/>
    </style:style>
    <style:style style:name="Table4.A9" style:family="table-cell">
      <style:table-cell-properties style:vertical-align="middle" fo:padding="0.0389in" fo:border="1pt solid #9a9a9a"/>
    </style:style>
    <style:style style:name="Table4.B9" style:family="table-cell">
      <style:table-cell-properties style:vertical-align="middle" fo:padding="0.0389in" fo:border="1pt solid #9a9a9a"/>
    </style:style>
    <style:style style:name="Table4.A10" style:family="table-cell">
      <style:table-cell-properties style:vertical-align="middle" fo:padding="0.0389in" fo:border="1pt solid #9a9a9a"/>
    </style:style>
    <style:style style:name="Table4.B10" style:family="table-cell">
      <style:table-cell-properties style:vertical-align="middle" fo:padding="0.0389in" fo:border="1pt solid #9a9a9a"/>
    </style:style>
    <style:style style:name="Table4.A11" style:family="table-cell">
      <style:table-cell-properties style:vertical-align="middle" fo:padding="0.0389in" fo:border="1pt solid #9a9a9a"/>
    </style:style>
    <style:style style:name="Table4.B11" style:family="table-cell">
      <style:table-cell-properties style:vertical-align="middle" fo:padding="0.0389in" fo:border="1pt solid #9a9a9a"/>
    </style:style>
    <style:style style:name="Table4.A12" style:family="table-cell">
      <style:table-cell-properties style:vertical-align="middle" fo:padding="0.0389in" fo:border="1pt solid #9a9a9a"/>
    </style:style>
    <style:style style:name="Table4.B12" style:family="table-cell">
      <style:table-cell-properties style:vertical-align="middle" fo:padding="0.0389in" fo:border="1pt solid #9a9a9a"/>
    </style:style>
    <style:style style:name="Table4.A13" style:family="table-cell">
      <style:table-cell-properties style:vertical-align="middle" fo:padding="0.0389in" fo:border="1pt solid #9a9a9a"/>
    </style:style>
    <style:style style:name="Table4.B13" style:family="table-cell">
      <style:table-cell-properties style:vertical-align="middle" fo:padding="0.0389in" fo:border="1pt solid #9a9a9a"/>
    </style:style>
    <style:style style:name="Table4.A14" style:family="table-cell">
      <style:table-cell-properties style:vertical-align="middle" fo:padding="0.0389in" fo:border="1pt solid #9a9a9a"/>
    </style:style>
    <style:style style:name="Table4.B14" style:family="table-cell">
      <style:table-cell-properties style:vertical-align="middle" fo:padding="0.0389in" fo:border="1pt solid #9a9a9a"/>
    </style:style>
    <style:style style:name="Table4.A15" style:family="table-cell">
      <style:table-cell-properties style:vertical-align="middle" fo:padding="0.0389in" fo:border="1pt solid #9a9a9a"/>
    </style:style>
    <style:style style:name="Table4.B15" style:family="table-cell">
      <style:table-cell-properties style:vertical-align="middle" fo:padding="0.0389in" fo:border="1pt solid #9a9a9a"/>
    </style:style>
    <style:style style:name="Table4.A16" style:family="table-cell">
      <style:table-cell-properties style:vertical-align="middle" fo:padding="0.0389in" fo:border="1pt solid #9a9a9a"/>
    </style:style>
    <style:style style:name="Table4.B16" style:family="table-cell">
      <style:table-cell-properties style:vertical-align="middle" fo:padding="0.0389in" fo:border="1pt solid #9a9a9a"/>
    </style:style>
    <style:style style:name="P1" style:family="paragraph" style:parent-style-name="Standard">
      <style:text-properties fo:color="#000000" style:text-outline="false" style:font-name="Helvetica1" fo:font-size="10pt" fo:letter-spacing="normal" fo:font-style="normal" fo:font-weight="normal" style:letter-kerning="false" style:font-size-asian="10pt" style:font-style-asian="normal" style:font-weight-asian="normal" style:font-size-complex="10pt"/>
    </style:style>
    <style:style style:name="P2" style:family="paragraph" style:parent-style-name="Standard">
      <style:text-properties fo:color="#000000" style:font-name="Helvetica1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font-name="Helvetica1" fo:font-size="10pt" fo:letter-spacing="normal" fo:font-weight="bold" style:letter-kerning="false" style:font-size-asian="10pt" style:font-weight-asian="bold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font-name="Helvetica1" fo:font-size="10pt" fo:letter-spacing="normal" fo:font-weight="bold" style:letter-kerning="false" style:font-size-asian="10pt" style:font-weight-asian="bold" style:font-size-complex="10pt"/>
    </style:style>
    <style:style style:name="P5" style:family="paragraph" style:parent-style-name="Standard">
      <style:text-properties fo:color="#000000" style:text-outline="false" style:font-name="Helvetica1" fo:font-size="10pt" fo:letter-spacing="normal" fo:font-weight="normal" style:letter-kerning="false" style:font-size-asian="10pt" style:font-weight-asian="normal" style:font-size-complex="10pt"/>
    </style:style>
    <style:style style:name="P6" style:family="paragraph" style:parent-style-name="Standard">
      <style:text-properties fo:color="#000000" style:text-outline="false" style:font-name="Helvetica1" fo:font-size="10pt" fo:letter-spacing="normal" fo:font-style="normal" fo:font-weight="normal" style:letter-kerning="false" style:font-size-asian="10pt" style:font-style-asian="normal" style:font-weight-asian="normal" style:font-size-complex="10pt"/>
    </style:style>
    <style:style style:name="P7" style:family="paragraph" style:parent-style-name="Standard">
      <style:text-properties fo:color="#000000" style:text-outline="false" style:font-name="Helvetica1" fo:font-size="10pt" fo:letter-spacing="normal" fo:font-style="normal" fo:font-weight="bold" style:letter-kerning="false" style:font-size-asian="10pt" style:font-style-asian="normal" style:font-weight-asian="bold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font-name="Helvetica1" fo:font-size="10pt" fo:letter-spacing="normal" fo:font-style="normal" fo:font-weight="bold" style:letter-kerning="false" style:font-size-asian="10pt" style:font-style-asian="normal" style:font-weight-asian="bold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font-name="Helvetica1" fo:font-size="10pt" fo:letter-spacing="normal" fo:font-style="normal" fo:font-weight="bold" style:letter-kerning="false" style:font-size-asian="10pt" style:font-style-asian="normal" style:font-weight-asian="bold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font-name="Helvetica1" fo:font-size="10pt" fo:letter-spacing="normal" fo:font-style="normal" fo:font-weight="bold" officeooo:paragraph-rsid="002306b6" style:letter-kerning="false" style:font-size-asian="10pt" style:font-style-asian="normal" style:font-weight-asian="bold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font-name="Helvetica1" fo:font-size="10pt" fo:letter-spacing="normal" fo:font-style="normal" fo:font-weight="bold" officeooo:paragraph-rsid="00224a61" style:letter-kerning="false" style:font-size-asian="10pt" style:font-style-asian="normal" style:font-weight-asian="bold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font-name="Helvetica1" fo:font-size="10pt" fo:letter-spacing="normal" fo:font-style="normal" fo:font-weight="bold" officeooo:paragraph-rsid="00209638" style:letter-kerning="false" style:font-size-asian="10pt" style:font-style-asian="normal" style:font-weight-asian="bold" style:font-size-complex="10pt"/>
    </style:style>
    <style:style style:name="P13" style:family="paragraph" style:parent-style-name="Header">
      <style:paragraph-properties fo:text-align="center" style:justify-single-word="false"/>
      <style:text-properties fo:font-size="14pt" fo:font-weight="bold" officeooo:rsid="00282953" style:font-size-asian="14pt" style:font-weight-asian="bold" style:font-size-complex="14pt" style:font-weight-complex="bold"/>
    </style:style>
    <style:style style:name="T1" style:family="text">
      <style:text-properties style:text-outline="false" style:text-position="super 58%" fo:letter-spacing="normal" fo:font-style="normal" fo:font-weight="normal" style:letter-kerning="false" style:font-style-asian="normal" style:font-weight-asian="normal"/>
    </style:style>
    <style:style style:name="T2" style:family="text">
      <style:text-properties style:text-outline="false" fo:letter-spacing="normal" fo:font-weight="normal" style:letter-kerning="false" style:font-weight-asian="normal"/>
    </style:style>
    <style:style style:name="T3" style:family="text">
      <style:text-properties style:text-outline="false" fo:letter-spacing="normal" fo:font-style="italic" fo:font-weight="normal" style:letter-kerning="false" style:font-style-asian="italic" style:font-weight-asian="normal"/>
    </style:style>
    <style:style style:name="T4" style:family="text">
      <style:text-properties style:text-outline="false" fo:letter-spacing="normal" fo:font-style="normal" fo:font-weight="normal" style:letter-kerning="false" style:font-style-asian="normal" style:font-weight-asian="normal"/>
    </style:style>
    <style:style style:name="T5" style:family="text">
      <style:text-properties fo:color="#000000" style:font-name="Helvetica1" fo:font-size="10pt" style:font-size-asian="10pt" style:font-size-complex="10pt"/>
    </style:style>
    <style:style style:name="T6" style:family="text">
      <style:text-properties officeooo:rsid="002306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10"><text:span text:style-name="T6">Creational</text:span> patterns</text:p>
          </table:table-cell>
        </table:table-row>
        <table:table-row table:style-name="Table1.1">
          <table:table-cell table:style-name="Table1.A2" office:value-type="string">
            <text:p text:style-name="P5">Abstract factory</text:p>
          </table:table-cell>
          <table:table-cell table:style-name="Table1.B2" office:value-type="string">
            <text:p text:style-name="P2"><text:span text:style-name="T2">Provide an interface for creating </text:span><text:span text:style-name="T3">families</text:span><text:span text:style-name="T4"> of related or dependent objects without specifying their concrete classes.</text:span></text:p>
          </table:table-cell>
        </table:table-row>
        <table:table-row table:style-name="Table1.1">
          <table:table-cell table:style-name="Table1.A3" office:value-type="string">
            <text:p text:style-name="P1">Builder</text:p>
          </table:table-cell>
          <table:table-cell table:style-name="Table1.B3" office:value-type="string">
            <text:p text:style-name="P1">Separate the construction of a complex object from its representation, allowing the same construction process to create various representations.</text:p>
          </table:table-cell>
        </table:table-row>
        <table:table-row table:style-name="Table1.1">
          <table:table-cell table:style-name="Table1.A4" office:value-type="string">
            <text:p text:style-name="P1">Factory method</text:p>
          </table:table-cell>
          <table:table-cell table:style-name="Table1.B4" office:value-type="string">
            <text:p text:style-name="P2"><text:span text:style-name="T4">Define an interface for creating a </text:span><text:span text:style-name="T3">single</text:span><text:span text:style-name="T4"> object, but let subclasses decide which class to instantiate. Factory Method lets a class defer instantiation to subclasses (dependency injection</text:span><text:span text:style-name="T1">[15]</text:span><text:span text:style-name="T4">).</text:span></text:p>
          </table:table-cell>
        </table:table-row>
        <table:table-row table:style-name="Table1.1">
          <table:table-cell table:style-name="Table1.A5" office:value-type="string">
            <text:p text:style-name="P1">Lazy initialization</text:p>
          </table:table-cell>
          <table:table-cell table:style-name="Table1.B5" office:value-type="string">
            <text:p text:style-name="P2"><text:span text:style-name="T4">Tactic of delaying the creation of an object, the calculation of a value, or some other expensive process until the first time it is needed. This pattern appears in the GoF catalog as "virtual proxy", an implementation strategy for the Proxy pattern.</text:span></text:p>
          </table:table-cell>
        </table:table-row>
        <table:table-row table:style-name="Table1.1">
          <table:table-cell table:style-name="Table1.A6" office:value-type="string">
            <text:p text:style-name="P1">Multiton</text:p>
          </table:table-cell>
          <table:table-cell table:style-name="Table1.B6" office:value-type="string">
            <text:p text:style-name="P1">Ensure a class has only named instances, and provide global point of access to them.</text:p>
          </table:table-cell>
        </table:table-row>
        <table:table-row table:style-name="Table1.1">
          <table:table-cell table:style-name="Table1.A7" office:value-type="string">
            <text:p text:style-name="P1">Object pool</text:p>
          </table:table-cell>
          <table:table-cell table:style-name="Table1.B7" office:value-type="string">
            <text:p text:style-name="P2"><text:span text:style-name="T4">Avoid expensive acquisition and release of resources by recycling objects that are no longer in use. Can be considered a generalisation of connection pool and thread pool patterns.</text:span></text:p>
          </table:table-cell>
        </table:table-row>
        <table:table-row table:style-name="Table1.1">
          <table:table-cell table:style-name="Table1.A8" office:value-type="string">
            <text:p text:style-name="P1">Prototype</text:p>
          </table:table-cell>
          <table:table-cell table:style-name="Table1.B8" office:value-type="string">
            <text:p text:style-name="P1">Specify the kinds of objects to create using a prototypical instance, and create new objects by copying this prototype.</text:p>
          </table:table-cell>
        </table:table-row>
        <table:table-row table:style-name="Table1.1">
          <table:table-cell table:style-name="Table1.A9" office:value-type="string">
            <text:p text:style-name="P1">Resource acquisition initialization</text:p>
          </table:table-cell>
          <table:table-cell table:style-name="Table1.B9" office:value-type="string">
            <text:p text:style-name="P1">Ensure that resources are properly released by tying them to the lifespan of suitable objects.</text:p>
          </table:table-cell>
        </table:table-row>
        <table:table-row table:style-name="Table1.1">
          <table:table-cell table:style-name="Table1.A10" office:value-type="string">
            <text:p text:style-name="P1">Singleton</text:p>
          </table:table-cell>
          <table:table-cell table:style-name="Table1.B10" office:value-type="string">
            <text:p text:style-name="P1">Ensure a class has only one instance, and provide a global point of access to it.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11">Structural patterns</text:p>
          </table:table-cell>
        </table:table-row>
        <table:table-row table:style-name="Table2.1">
          <table:table-cell table:style-name="Table2.A2" office:value-type="string">
            <text:p text:style-name="P2"><text:span text:style-name="T4">Adapter, Wrapper, Translator.</text:span></text:p>
          </table:table-cell>
          <table:table-cell table:style-name="Table2.B2" office:value-type="string">
            <text:p text:style-name="P1">Convert the interface of a class into another interface clients expect. An adapter lets classes work together that could not otherwise because of incompatible interfaces. The enterprise integration pattern equivalent is the translator.</text:p>
          </table:table-cell>
        </table:table-row>
        <table:table-row table:style-name="Table2.1">
          <table:table-cell table:style-name="Table2.A3" office:value-type="string">
            <text:p text:style-name="P1">Bridge</text:p>
          </table:table-cell>
          <table:table-cell table:style-name="Table2.B3" office:value-type="string">
            <text:p text:style-name="P1">Decouple an abstraction from its implementation allowing the two to vary independently.</text:p>
          </table:table-cell>
        </table:table-row>
        <table:table-row table:style-name="Table2.1">
          <table:table-cell table:style-name="Table2.A4" office:value-type="string">
            <text:p text:style-name="P1">Composite</text:p>
          </table:table-cell>
          <table:table-cell table:style-name="Table2.B4" office:value-type="string">
            <text:p text:style-name="P1">Compose objects into tree structures to represent part-whole hierarchies. Composite lets clients treat individual objects and compositions of objects uniformly.</text:p>
          </table:table-cell>
        </table:table-row>
        <table:table-row table:style-name="Table2.1">
          <table:table-cell table:style-name="Table2.A5" office:value-type="string">
            <text:p text:style-name="P1">Decorator</text:p>
          </table:table-cell>
          <table:table-cell table:style-name="Table2.B5" office:value-type="string">
            <text:p text:style-name="P1">Attach additional responsibilities to an object dynamically keeping the same interface. Decorators provide a flexible alternative to subclassing for extending functionality.</text:p>
          </table:table-cell>
        </table:table-row>
        <table:table-row table:style-name="Table2.1">
          <table:table-cell table:style-name="Table2.A6" office:value-type="string">
            <text:p text:style-name="P1">Facade</text:p>
          </table:table-cell>
          <table:table-cell table:style-name="Table2.B6" office:value-type="string">
            <text:p text:style-name="P1">Provide a unified interface to a set of interfaces in a subsystem. Facade defines a higher-level interface that makes the subsystem easier to use.</text:p>
          </table:table-cell>
        </table:table-row>
        <table:table-row table:style-name="Table2.1">
          <table:table-cell table:style-name="Table2.A7" office:value-type="string">
            <text:p text:style-name="P1">Flyweight</text:p>
          </table:table-cell>
          <table:table-cell table:style-name="Table2.B7" office:value-type="string">
            <text:p text:style-name="P1">Use sharing to support large numbers of similar objects efficiently.</text:p>
          </table:table-cell>
        </table:table-row>
        <table:table-row table:style-name="Table2.1">
          <table:table-cell table:style-name="Table2.A8" office:value-type="string">
            <text:p text:style-name="P1">Front Controller</text:p>
          </table:table-cell>
          <table:table-cell table:style-name="Table2.B8" office:value-type="string">
            <text:p text:style-name="P1">The pattern relates to the design of Web applications. It provides a centralized entry point for handling requests.</text:p>
          </table:table-cell>
        </table:table-row>
        <table:table-row table:style-name="Table2.1">
          <table:table-cell table:style-name="Table2.A9" office:value-type="string">
            <text:p text:style-name="P1">Module</text:p>
          </table:table-cell>
          <table:table-cell table:style-name="Table2.B9" office:value-type="string">
            <text:p text:style-name="P1">Group several related elements, such as classes, singletons, methods, globally used, into a single conceptual entity.</text:p>
          </table:table-cell>
        </table:table-row>
        <table:table-row table:style-name="Table2.1">
          <table:table-cell table:style-name="Table2.A10" office:value-type="string">
            <text:p text:style-name="P1">Proxy</text:p>
          </table:table-cell>
          <table:table-cell table:style-name="Table2.B10" office:value-type="string">
            <text:p text:style-name="P1">Provide a surrogate or placeholder for another object to control access to it.</text:p>
          </table:table-cell>
        </table:table-row>
        <table:table-row table:style-name="Table2.1">
          <table:table-cell table:style-name="Table2.A11" office:value-type="string">
            <text:p text:style-name="P2"><text:span text:style-name="T4">Twin </text:span><text:span text:style-name="T1">[17]</text:span></text:p>
          </table:table-cell>
          <table:table-cell table:style-name="Table2.B11" office:value-type="string">
            <text:p text:style-name="P1">Twin allows to model multiple inheritance in programming languages that do not support this feature.</text:p>
          </table:table-cell>
        </table:table-row>
      </table:table>
      <text:p text:style-name="P8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Name</text:p>
          </table:table-cell>
          <table:table-cell table:style-name="Table3.A1" office:value-type="string">
            <text:p text:style-name="P12">Behavioral patterns</text:p>
          </table:table-cell>
        </table:table-row>
        <table:table-row table:style-name="Table3.1">
          <table:table-cell table:style-name="Table3.A2" office:value-type="string">
            <text:p text:style-name="P1">Blackboard</text:p>
          </table:table-cell>
          <table:table-cell table:style-name="Table3.B2" office:value-type="string">
            <text:p text:style-name="P1">Generalized observer, which allows multiple readers and writers. Communicates information system-wide.</text:p>
          </table:table-cell>
        </table:table-row>
        <table:table-row table:style-name="Table3.1">
          <table:table-cell table:style-name="Table3.A3" office:value-type="string">
            <text:p text:style-name="P1">Chain of responsibility</text:p>
          </table:table-cell>
          <table:table-cell table:style-name="Table3.B3" office:value-type="string">
            <text:p text:style-name="P1">Avoid coupling the sender of a request to its receiver by giving more than one object a chance to handle the request. Chain the receiving objects and pass the request along the chain until an object handles it.</text:p>
          </table:table-cell>
        </table:table-row>
        <table:table-row table:style-name="Table3.1">
          <table:table-cell table:style-name="Table3.A4" office:value-type="string">
            <text:p text:style-name="P1">Command</text:p>
          </table:table-cell>
          <table:table-cell table:style-name="Table3.B4" office:value-type="string">
            <text:p text:style-name="P1">Encapsulate a request as an object, thereby letting you parameterize clients with different requests, queue or log requests, and support undoable operations.</text:p>
          </table:table-cell>
        </table:table-row>
        <table:table-row table:style-name="Table3.1">
          <table:table-cell table:style-name="Table3.A5" office:value-type="string">
            <text:p text:style-name="P1">Interpreter</text:p>
          </table:table-cell>
          <table:table-cell table:style-name="Table3.B5" office:value-type="string">
            <text:p text:style-name="P1">Given a language, define a representation for its grammar along with an interpreter that uses the representation to interpret sentences in the language.</text:p>
          </table:table-cell>
        </table:table-row>
        <table:table-row table:style-name="Table3.1">
          <table:table-cell table:style-name="Table3.A6" office:value-type="string">
            <text:p text:style-name="P1">Iterator</text:p>
          </table:table-cell>
          <table:table-cell table:style-name="Table3.B6" office:value-type="string">
            <text:p text:style-name="P2"><text:span text:style-name="T4">Provide a way to access the elements of an aggregate object sequentially without exposing its underlying representation.</text:span></text:p>
          </table:table-cell>
        </table:table-row>
        <table:table-row table:style-name="Table3.1">
          <table:table-cell table:style-name="Table3.A7" office:value-type="string">
            <text:p text:style-name="P1">Mediator</text:p>
          </table:table-cell>
          <table:table-cell table:style-name="Table3.B7" office:value-type="string">
            <text:p text:style-name="P2"><text:span text:style-name="T4">Define an object that encapsulates how a set of objects interact. Mediator promotes loose coupling by keeping objects from referring to each other explicitly, and it lets you vary their interaction independently.</text:span></text:p>
          </table:table-cell>
        </table:table-row>
        <table:table-row table:style-name="Table3.1">
          <table:table-cell table:style-name="Table3.A8" office:value-type="string">
            <text:p text:style-name="P1">Memento</text:p>
          </table:table-cell>
          <table:table-cell table:style-name="Table3.B8" office:value-type="string">
            <text:p text:style-name="P1">Without violating encapsulation, capture and externalize an object's internal state allowing the object to be restored to this state later.</text:p>
          </table:table-cell>
        </table:table-row>
        <table:table-row table:style-name="Table3.1">
          <table:table-cell table:style-name="Table3.A9" office:value-type="string">
            <text:p text:style-name="P1">Null object</text:p>
          </table:table-cell>
          <table:table-cell table:style-name="Table3.B9" office:value-type="string">
            <text:p text:style-name="P1">Avoid null references by providing a default object.</text:p>
          </table:table-cell>
        </table:table-row>
        <table:table-row table:style-name="Table3.1">
          <table:table-cell table:style-name="Table3.A10" office:value-type="string">
            <text:p text:style-name="P2"><text:span text:style-name="T4">Observer or Publish/subscribe</text:span></text:p>
          </table:table-cell>
          <table:table-cell table:style-name="Table3.B10" office:value-type="string">
            <text:p text:style-name="P1">Define a one-to-many dependency between objects where a state change in one object results in all its dependents being notified and updated automatically.</text:p>
          </table:table-cell>
        </table:table-row>
        <table:table-row table:style-name="Table3.1">
          <table:table-cell table:style-name="Table3.A11" office:value-type="string">
            <text:p text:style-name="P1">Servant</text:p>
          </table:table-cell>
          <table:table-cell table:style-name="Table3.B11" office:value-type="string">
            <text:p text:style-name="P1">Define common functionality for a group of classes</text:p>
          </table:table-cell>
        </table:table-row>
        <table:table-row table:style-name="Table3.1">
          <table:table-cell table:style-name="Table3.A12" office:value-type="string">
            <text:p text:style-name="P1">Specification</text:p>
          </table:table-cell>
          <table:table-cell table:style-name="Table3.B12" office:value-type="string">
            <text:p text:style-name="P2"><text:span text:style-name="T4">Recombinable business logic in a Boolean fashion</text:span></text:p>
          </table:table-cell>
        </table:table-row>
        <table:table-row table:style-name="Table3.1">
          <table:table-cell table:style-name="Table3.A13" office:value-type="string">
            <text:p text:style-name="P1">State</text:p>
          </table:table-cell>
          <table:table-cell table:style-name="Table3.B13" office:value-type="string">
            <text:p text:style-name="P1">Allow an object to alter its behavior when its internal state changes. The object will appear to change its class.</text:p>
          </table:table-cell>
        </table:table-row>
        <table:table-row table:style-name="Table3.1">
          <table:table-cell table:style-name="Table3.A14" office:value-type="string">
            <text:p text:style-name="P1">Strategy</text:p>
          </table:table-cell>
          <table:table-cell table:style-name="Table3.B14" office:value-type="string">
            <text:p text:style-name="P1">Define a family of algorithms, encapsulate each one, and make them interchangeable. Strategy lets the algorithm vary independently from clients that use it.</text:p>
          </table:table-cell>
        </table:table-row>
        <table:table-row table:style-name="Table3.1">
          <table:table-cell table:style-name="Table3.A15" office:value-type="string">
            <text:p text:style-name="P1">Template method</text:p>
          </table:table-cell>
          <table:table-cell table:style-name="Table3.B15" office:value-type="string">
            <text:p text:style-name="P1">Define the skeleton of an algorithm in an operation, deferring some steps to subclasses. Template method lets subclasses redefine certain steps of an algorithm without changing the algorithm's structure.</text:p>
          </table:table-cell>
        </table:table-row>
        <table:table-row table:style-name="Table3.1">
          <table:table-cell table:style-name="Table3.A16" office:value-type="string">
            <text:p text:style-name="P1">Visitor</text:p>
          </table:table-cell>
          <table:table-cell table:style-name="Table3.B16" office:value-type="string">
            <text:p text:style-name="P1">Represent an operation to be performed on the elements of an object structure. Visitor lets you define a new operation without changing the classes of the elements on which it operates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7">Name</text:p>
          </table:table-cell>
          <table:table-cell table:style-name="Table4.A1" office:value-type="string">
            <text:p text:style-name="P12">Concurrency patterns</text:p>
          </table:table-cell>
        </table:table-row>
        <table:table-row table:style-name="Table4.1">
          <table:table-cell table:style-name="Table4.A2" office:value-type="string">
            <text:p text:style-name="P1">Active Object</text:p>
          </table:table-cell>
          <table:table-cell table:style-name="Table4.B2" office:value-type="string">
            <text:p text:style-name="P2"><text:span text:style-name="T4">Decouples method execution from method invocation that reside in their own thread of control. The goal is to introduce concurrency, by using asynchronous method invocation and a scheduler for handling requests.</text:span></text:p>
          </table:table-cell>
        </table:table-row>
        <table:table-row table:style-name="Table4.1">
          <table:table-cell table:style-name="Table4.A3" office:value-type="string">
            <text:p text:style-name="P1">Balking</text:p>
          </table:table-cell>
          <table:table-cell table:style-name="Table4.B3" office:value-type="string">
            <text:p text:style-name="P1">Only execute an action on an object when the object is in a particular state.</text:p>
          </table:table-cell>
        </table:table-row>
        <table:table-row table:style-name="Table4.1">
          <table:table-cell table:style-name="Table4.A4" office:value-type="string">
            <text:p text:style-name="P1">Binding properties</text:p>
          </table:table-cell>
          <table:table-cell table:style-name="Table4.B4" office:value-type="string">
            <text:p text:style-name="P2"><text:span text:style-name="T4">Combining multiple observers to force properties in different objects to be synchronized or coordinated in some way.</text:span><text:span text:style-name="T1">[19]</text:span></text:p>
          </table:table-cell>
        </table:table-row>
        <table:table-row table:style-name="Table4.1">
          <table:table-cell table:style-name="Table4.A5" office:value-type="string">
            <text:p text:style-name="P1">Double-checked locking</text:p>
          </table:table-cell>
          <table:table-cell table:style-name="Table4.B5" office:value-type="string">
            <text:p text:style-name="P1">Reduce the overhead of acquiring a lock by first testing the locking criterion (the 'lock hint') in an unsafe manner; only if that succeeds does the actual lock proceed.</text:p>
            <text:p text:style-name="P2"><text:span text:style-name="T4">Can be unsafe when implemented in some language/hardware combinations. It can therefore sometimes be considered an anti-pattern.</text:span></text:p>
          </table:table-cell>
        </table:table-row>
        <table:table-row table:style-name="Table4.1">
          <table:table-cell table:style-name="Table4.A6" office:value-type="string">
            <text:p text:style-name="P1">Event-based asynchronous</text:p>
          </table:table-cell>
          <table:table-cell table:style-name="Table4.B6" office:value-type="string">
            <text:p text:style-name="P2"><text:span text:style-name="T4">Addresses problems with the asynchronous pattern that occur in multithreaded programs.</text:span><text:span text:style-name="T1">[20]</text:span></text:p>
          </table:table-cell>
        </table:table-row>
        <table:table-row table:style-name="Table4.1">
          <table:table-cell table:style-name="Table4.A7" office:value-type="string">
            <text:p text:style-name="P1">Guarded suspension</text:p>
          </table:table-cell>
          <table:table-cell table:style-name="Table4.B7" office:value-type="string">
            <text:p text:style-name="P1">Manages operations that require both a lock to be acquired and a precondition to be satisfied before the operation can be executed.</text:p>
          </table:table-cell>
        </table:table-row>
        <table:table-row table:style-name="Table4.1">
          <table:table-cell table:style-name="Table4.A8" office:value-type="string">
            <text:p text:style-name="P1">Join</text:p>
          </table:table-cell>
          <table:table-cell table:style-name="Table4.B8" office:value-type="string">
            <text:p text:style-name="P1">Join-patterns provides a way to write concurrent, parallel and distributed programs by message passing. Compared to the use of threads and locks, this is a high level programming model.</text:p>
          </table:table-cell>
        </table:table-row>
        <table:table-row table:style-name="Table4.1">
          <table:table-cell table:style-name="Table4.A9" office:value-type="string">
            <text:p text:style-name="P1">Lock</text:p>
          </table:table-cell>
          <table:table-cell table:style-name="Table4.B9" office:value-type="string">
            <text:p text:style-name="P2"><text:span text:style-name="T4">One thread puts a "lock" on a resource, preventing other threads from accessing or modifying it.</text:span><text:span text:style-name="T1">[21]</text:span></text:p>
          </table:table-cell>
        </table:table-row>
        <table:table-row table:style-name="Table4.1">
          <table:table-cell table:style-name="Table4.A10" office:value-type="string">
            <text:p text:style-name="P1">Messaging design pattern (MDP)</text:p>
          </table:table-cell>
          <table:table-cell table:style-name="Table4.B10" office:value-type="string">
            <text:p text:style-name="P1">Allows the interchange of information (i.e. messages) between components and applications.</text:p>
          </table:table-cell>
        </table:table-row>
        <table:table-row table:style-name="Table4.1">
          <table:table-cell table:style-name="Table4.A11" office:value-type="string">
            <text:p text:style-name="P1">Monitor object</text:p>
          </table:table-cell>
          <table:table-cell table:style-name="Table4.B11" office:value-type="string">
            <text:p text:style-name="P2"><text:span text:style-name="T4">An object whose methods are subject to mutual exclusion, thus preventing multiple objects from erroneously trying to use it at the same time.</text:span></text:p>
          </table:table-cell>
        </table:table-row>
        <table:table-row table:style-name="Table4.1">
          <table:table-cell table:style-name="Table4.A12" office:value-type="string">
            <text:p text:style-name="P1">Reactor</text:p>
          </table:table-cell>
          <table:table-cell table:style-name="Table4.B12" office:value-type="string">
            <text:p text:style-name="P1">A reactor object provides an asynchronous interface to resources that must be handled synchronously.</text:p>
          </table:table-cell>
        </table:table-row>
        <table:table-row table:style-name="Table4.1">
          <table:table-cell table:style-name="Table4.A13" office:value-type="string">
            <text:p text:style-name="P1">Read-write lock</text:p>
          </table:table-cell>
          <table:table-cell table:style-name="Table4.B13" office:value-type="string">
            <text:p text:style-name="P1">Allows concurrent read access to an object, but requires exclusive access for write operations.</text:p>
          </table:table-cell>
        </table:table-row>
        <table:table-row table:style-name="Table4.1">
          <table:table-cell table:style-name="Table4.A14" office:value-type="string">
            <text:p text:style-name="P1">Scheduler</text:p>
          </table:table-cell>
          <table:table-cell table:style-name="Table4.B14" office:value-type="string">
            <text:p text:style-name="P1">Explicitly control when threads may execute single-threaded code.</text:p>
          </table:table-cell>
        </table:table-row>
        <table:table-row table:style-name="Table4.1">
          <table:table-cell table:style-name="Table4.A15" office:value-type="string">
            <text:p text:style-name="P1">Thread pool</text:p>
          </table:table-cell>
          <table:table-cell table:style-name="Table4.B15" office:value-type="string">
            <text:p text:style-name="P2"><text:span text:style-name="T4">A number of threads are created to perform a number of tasks, which are usually organized in a queue. Typically, there are many more tasks than threads. Can be considered a special case of the object pool pattern.</text:span></text:p>
          </table:table-cell>
        </table:table-row>
        <table:table-row table:style-name="Table4.1">
          <table:table-cell table:style-name="Table4.A16" office:value-type="string">
            <text:p text:style-name="P1">Thread-specific storage</text:p>
          </table:table-cell>
          <table:table-cell table:style-name="Table4.B16" office:value-type="string">
            <text:p text:style-name="P1">Static or "global" memory local to a thread.</text:p>
          </table:table-cell>
        </table:table-row>
      </table:table>
      <text:p text:style-name="P1"/>
      <text:p text:style-name="Standard"><text:a xlink:type="simple" xlink:href="http://en.wikipedia.org/wiki/Thread-Specific_Storage" text:style-name="Internet_20_link" text:visited-style-name="Visited_20_Internet_20_Link"><text:span text:style-name="T5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282953" style:font-size-asian="14pt" style:font-weight-asian="bold" style:font-size-complex="14pt" style:font-weight-complex="bold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esign Patterns 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15:53.642869000</meta:creation-date>
    <dc:date>2015-03-04T14:35:18.500279000</dc:date>
    <meta:editing-duration>PT48M18S</meta:editing-duration>
    <meta:editing-cycles>19</meta:editing-cycles>
    <meta:generator>LibreOffice/4.3.6.2$MacOSX_X86_64 LibreOffice_project/d50a87b2e514536ed401c18000dad4660b6a169e</meta:generator>
    <meta:document-statistic meta:table-count="4" meta:image-count="0" meta:object-count="0" meta:page-count="3" meta:paragraph-count="108" meta:word-count="1086" meta:character-count="7283" meta:non-whitespace-character-count="6305"/>
  </office:meta>
</office:document-meta>
</file>